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paragraph-rsid="0009380b"/>
    </style:style>
    <style:style style:name="P3" style:family="paragraph" style:parent-style-name="Table_20_Contents">
      <style:text-properties officeooo:rsid="00098bf2" officeooo:paragraph-rsid="000b45cd"/>
    </style:style>
    <style:style style:name="P4" style:family="paragraph" style:parent-style-name="Table_20_Contents">
      <style:text-properties officeooo:rsid="000b45cd" officeooo:paragraph-rsid="000b45cd"/>
    </style:style>
    <style:style style:name="P5" style:family="paragraph" style:parent-style-name="Table_20_Contents">
      <style:text-properties officeooo:rsid="000bde68" officeooo:paragraph-rsid="000bde68"/>
    </style:style>
    <style:style style:name="P6" style:family="paragraph" style:parent-style-name="Table_20_Contents">
      <style:text-properties officeooo:rsid="00155ffa" officeooo:paragraph-rsid="000dc030"/>
    </style:style>
    <style:style style:name="P7" style:family="paragraph" style:parent-style-name="Table_20_Contents">
      <style:text-properties officeooo:rsid="000a0e29" officeooo:paragraph-rsid="000dc030"/>
    </style:style>
    <style:style style:name="P8" style:family="paragraph" style:parent-style-name="Text_20_body">
      <style:paragraph-properties fo:text-align="center" style:justify-single-word="false"/>
      <style:text-properties officeooo:paragraph-rsid="0009380b"/>
    </style:style>
    <style:style style:name="P9" style:family="paragraph" style:parent-style-name="Standard">
      <style:text-properties officeooo:rsid="000bde68" officeooo:paragraph-rsid="000bde68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dc030" officeooo:paragraph-rsid="000dc03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paragraph-rsid="000bde68"/>
    </style:style>
    <style:style style:name="P12" style:family="paragraph" style:parent-style-name="Azione_20_sistema">
      <style:text-properties officeooo:paragraph-rsid="000bde68"/>
    </style:style>
    <style:style style:name="T1" style:family="text">
      <style:text-properties fo:font-weight="normal" officeooo:rsid="00098bf2" style:font-weight-asian="normal" style:font-weight-complex="normal"/>
    </style:style>
    <style:style style:name="T2" style:family="text">
      <style:text-properties fo:font-weight="normal" officeooo:rsid="000bde68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0b45cd"/>
    </style:style>
    <style:style style:name="T7" style:family="text">
      <style:text-properties officeooo:rsid="000ba517"/>
    </style:style>
    <style:style style:name="T8" style:family="text">
      <style:text-properties officeooo:rsid="000bde68"/>
    </style:style>
    <style:style style:name="T9" style:family="text">
      <style:text-properties officeooo:rsid="000dc030"/>
    </style:style>
    <style:style style:name="T10" style:family="text">
      <style:text-properties officeooo:rsid="000e86ec"/>
    </style:style>
    <style:style style:name="T11" style:family="text">
      <style:text-properties officeooo:rsid="000e9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0">Invio </text:span><text:span text:style-name="T6">Promemoria </text:span><text:span text:style-name="T10">P</text:span><text:span text:style-name="T7">agamento.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Invia <text:span text:style-name="T8">p</text:span>romemoria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L'utente accede al sistema e viene riconosciuto come </text:span><text:span text:style-name="T1">Impiegato </text:span><text:span text:style-name="T2">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76599" text:style-name="Numerazione_20_UC">
              <text:list-item text:start-value="1">
                <text:p text:style-name="P11"><text:span text:style-name="T3">L' utente accede </text:span><text:span text:style-name="T4">alla sezione </text:span><text:span text:style-name="T6">“Invia Promemoria” selezionando come tipo di promemoria “Promemoria </text:span><text:span text:style-name="T7">Pagamento</text:span><text:span text:style-name="T6">”</text:span></text:p>
              </text:list-item>
              <text:list-item>
                <text:p text:style-name="P12"><text:span text:style-name="T4">Il sistema mostra </text:span><text:span text:style-name="T6">un form per inoltrare l'oggetto ed il corpo della mail</text:span></text:p>
              </text:list-item>
              <text:list-item>
                <text:p text:style-name="P11"><text:span text:style-name="T4">L</text:span><text:span text:style-name="T5">'</text:span><text:span text:style-name="T4">utente </text:span><text:span text:style-name="T6">compila il form e </text:span><text:span text:style-name="T9">invia 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 messaggio che conferma l'invio corretto della mail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9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utente deve poter visualizzare il messaggio di conferma entro i 20 secondi.</text:p>
          </table:table-cell>
        </table:table-row>
      </table:table>
      <text:p text:style-name="P10"><text:span text:style-name="T11">UC 23:l'impiegato </text:span>Invi<text:span text:style-name="T11">a</text:span> un<text:span text:style-name="T11">a</text:span> mail di promemoria fattura <text:span text:style-name="T11">a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5T11:03:21.51</dc:date>
    <meta:editing-duration>PT18M34S</meta:editing-duration>
    <meta:editing-cycles>11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25" meta:character-count="810" meta:non-whitespace-character-count="707"/>
  </office:meta>
</office:document-meta>
</file>